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0" style:family="table-column">
      <style:table-column-properties fo:break-before="auto" style:column-width="38.54mm"/>
    </style:style>
    <style:style style:name="co11" style:family="table-column">
      <style:table-column-properties fo:break-before="auto" style:column-width="31.03mm"/>
    </style:style>
    <style:style style:name="co12" style:family="table-column">
      <style:table-column-properties fo:break-before="auto" style:column-width="27.62mm"/>
    </style:style>
    <style:style style:name="co13" style:family="table-column">
      <style:table-column-properties fo:break-before="auto" style:column-width="38.05mm"/>
    </style:style>
    <style:style style:name="co14" style:family="table-column">
      <style:table-column-properties fo:break-before="auto" style:column-width="25.21mm"/>
    </style:style>
    <style:style style:name="co15" style:family="table-column">
      <style:table-column-properties fo:break-before="auto" style:column-width="27.15mm"/>
    </style:style>
    <style:style style:name="co16" style:family="table-column">
      <style:table-column-properties fo:break-before="auto" style:column-width="31.5mm"/>
    </style:style>
    <style:style style:name="co17" style:family="table-column">
      <style:table-column-properties fo:break-before="auto" style:column-width="63.02mm"/>
    </style:style>
    <style:style style:name="co22" style:family="table-column">
      <style:table-column-properties fo:break-before="auto" style:column-width="31.77mm"/>
    </style:style>
    <style:style style:name="co23" style:family="table-column">
      <style:table-column-properties fo:break-before="auto" style:column-width="25.33mm"/>
    </style:style>
    <style:style style:name="co24" style:family="table-column">
      <style:table-column-properties fo:break-before="auto" style:column-width="40.66mm"/>
    </style:style>
    <style:style style:name="co6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29.33mm"/>
    </style:style>
    <style:style style:name="co26" style:family="table-column">
      <style:table-column-properties fo:break-before="auto" style:column-width="30.89mm"/>
    </style:style>
    <style:style style:name="co27" style:family="table-column">
      <style:table-column-properties fo:break-before="auto" style:column-width="31.1mm"/>
    </style:style>
    <style:style style:name="co28" style:family="table-column">
      <style:table-column-properties fo:break-before="auto" style:column-width="12.44mm"/>
    </style:style>
    <style:style style:name="co29" style:family="table-column">
      <style:table-column-properties fo:break-before="auto" style:column-width="150.05mm"/>
    </style:style>
    <style:style style:name="co30" style:family="table-column">
      <style:table-column-properties fo:break-before="auto" style:column-width="24.43mm"/>
    </style:style>
    <style:style style:name="co31" style:family="table-column">
      <style:table-column-properties fo:break-before="auto" style:column-width="24.22mm"/>
    </style:style>
    <style:style style:name="co32" style:family="table-column">
      <style:table-column-properties fo:break-before="auto" style:column-width="27.76mm"/>
    </style:style>
    <style:style style:name="co33" style:family="table-column">
      <style:table-column-properties fo:break-before="auto" style:column-width="48.72mm"/>
    </style:style>
    <style:style style:name="co34" style:family="table-column">
      <style:table-column-properties fo:break-before="auto" style:column-width="39.51mm"/>
    </style:style>
    <style:style style:name="co35" style:family="table-column">
      <style:table-column-properties fo:break-before="auto" style:column-width="42.17mm"/>
    </style:style>
    <style:style style:name="co4" style:family="table-column">
      <style:table-column-properties fo:break-before="auto" style:column-width="25.93mm"/>
    </style:style>
    <style:style style:name="co36" style:family="table-column">
      <style:table-column-properties fo:break-before="auto" style:column-width="30.06mm"/>
    </style:style>
    <style:style style:name="co19" style:family="table-column">
      <style:table-column-properties fo:break-before="auto" style:column-width="38.29mm"/>
    </style:style>
    <style:style style:name="co37" style:family="table-column">
      <style:table-column-properties fo:break-before="auto" style:column-width="39.02mm"/>
    </style:style>
    <style:style style:name="co38" style:family="table-column">
      <style:table-column-properties fo:break-before="auto" style:column-width="45.33mm"/>
    </style:style>
    <style:style style:name="co39" style:family="table-column">
      <style:table-column-properties fo:break-before="auto" style:column-width="43.64mm"/>
    </style:style>
    <style:style style:name="co40" style:family="table-column">
      <style:table-column-properties fo:break-before="auto" style:column-width="26.21mm"/>
    </style:style>
    <style:style style:name="co41" style:family="table-column">
      <style:table-column-properties fo:break-before="auto" style:column-width="32.26mm"/>
    </style:style>
    <style:style style:name="co42" style:family="table-column">
      <style:table-column-properties fo:break-before="auto" style:column-width="36.12mm"/>
    </style:style>
    <style:style style:name="co43" style:family="table-column">
      <style:table-column-properties fo:break-before="auto" style:column-width="23.99mm"/>
    </style:style>
    <style:style style:name="co44" style:family="table-column">
      <style:table-column-properties fo:break-before="auto" style:column-width="25.45mm"/>
    </style:style>
    <style:style style:name="co7" style:family="table-column">
      <style:table-column-properties fo:break-before="auto" style:column-width="24.24mm"/>
    </style:style>
    <style:style style:name="co45" style:family="table-column">
      <style:table-column-properties fo:break-before="auto" style:column-width="35.38mm"/>
    </style:style>
    <style:style style:name="co46" style:family="table-column">
      <style:table-column-properties fo:break-before="auto" style:column-width="96.73mm"/>
    </style:style>
    <style:style style:name="co47" style:family="table-column">
      <style:table-column-properties fo:break-before="auto" style:column-width="17.06mm"/>
    </style:style>
    <style:style style:name="co48" style:family="table-column">
      <style:table-column-properties fo:break-before="auto" style:column-width="37.09mm"/>
    </style:style>
    <style:style style:name="co49" style:family="table-column">
      <style:table-column-properties fo:break-before="auto" style:column-width="24.61mm"/>
    </style:style>
    <style:style style:name="co53" style:family="table-column">
      <style:table-column-properties fo:break-before="auto" style:column-width="47.52mm"/>
    </style:style>
    <style:style style:name="co54" style:family="table-column">
      <style:table-column-properties fo:break-before="auto" style:column-width="30.3mm"/>
    </style:style>
    <style:style style:name="co55" style:family="table-column">
      <style:table-column-properties fo:break-before="auto" style:column-width="33.21mm"/>
    </style:style>
    <style:style style:name="co56" style:family="table-column">
      <style:table-column-properties fo:break-before="auto" style:column-width="28.12mm"/>
    </style:style>
    <style:style style:name="co57" style:family="table-column">
      <style:table-column-properties fo:break-before="auto" style:column-width="33.94mm"/>
    </style:style>
    <style:style style:name="co58" style:family="table-column">
      <style:table-column-properties fo:break-before="auto" style:column-width="110.31mm"/>
    </style:style>
    <style:style style:name="co59" style:family="table-column">
      <style:table-column-properties fo:break-before="auto" style:column-width="32mm"/>
    </style:style>
    <style:style style:name="co60" style:family="table-column">
      <style:table-column-properties fo:break-before="auto" style:column-width="45.09mm"/>
    </style:style>
    <style:style style:name="co61" style:family="table-column">
      <style:table-column-properties fo:break-before="auto" style:column-width="34.18mm"/>
    </style:style>
    <style:style style:name="ro4" style:family="table-row">
      <style:table-row-properties style:row-height="31.5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3.21mm" fo:break-before="auto" style:use-optimal-row-height="false"/>
    </style:style>
    <style:style style:name="ro6" style:family="table-row">
      <style:table-row-properties style:row-height="18.27mm" fo:break-before="auto" style:use-optimal-row-height="false"/>
    </style:style>
    <style:style style:name="ro8" style:family="table-row">
      <style:table-row-properties style:row-height="38.72mm" fo:break-before="auto" style:use-optimal-row-height="false"/>
    </style:style>
    <style:style style:name="ro9" style:family="table-row">
      <style:table-row-properties style:row-height="9.86mm" fo:break-before="auto" style:use-optimal-row-height="false"/>
    </style:style>
    <style:style style:name="ro10" style:family="table-row">
      <style:table-row-properties style:row-height="9.61mm" fo:break-before="auto" style:use-optimal-row-height="false"/>
    </style:style>
    <style:style style:name="ro12" style:family="table-row">
      <style:table-row-properties style:row-height="107.58mm" fo:break-before="auto" style:use-optimal-row-height="false"/>
    </style:style>
    <style:style style:name="ro13" style:family="table-row">
      <style:table-row-properties style:row-height="7.5mm" fo:break-before="auto" style:use-optimal-row-height="false"/>
    </style:style>
    <style:style style:name="ro14" style:family="table-row">
      <style:table-row-properties style:row-height="13.88mm" fo:break-before="auto" style:use-optimal-row-height="false"/>
    </style:style>
    <style:style style:name="ro15" style:family="table-row">
      <style:table-row-properties style:row-height="12.77mm" fo:break-before="auto" style:use-optimal-row-height="false"/>
    </style:style>
    <style:style style:name="ro16" style:family="table-row">
      <style:table-row-properties style:row-height="14.53mm" fo:break-before="auto" style:use-optimal-row-height="false"/>
    </style:style>
    <style:style style:name="ro17" style:family="table-row">
      <style:table-row-properties style:row-height="20.27mm" fo:break-before="auto" style:use-optimal-row-height="false"/>
    </style:style>
    <style:style style:name="ro18" style:family="table-row">
      <style:table-row-properties style:row-height="20.5mm" fo:break-before="auto" style:use-optimal-row-height="false"/>
    </style:style>
    <style:style style:name="ro19" style:family="table-row">
      <style:table-row-properties style:row-height="29.32mm" fo:break-before="auto" style:use-optimal-row-height="false"/>
    </style:style>
    <style:style style:name="ro20" style:family="table-row">
      <style:table-row-properties style:row-height="17.07mm" fo:break-before="auto" style:use-optimal-row-height="false"/>
    </style:style>
    <style:style style:name="ro21" style:family="table-row">
      <style:table-row-properties style:row-height="15.63mm" fo:break-before="auto" style:use-optimal-row-height="false"/>
    </style:style>
    <style:style style:name="ro22" style:family="table-row">
      <style:table-row-properties style:row-height="6.97mm" fo:break-before="auto" style:use-optimal-row-height="true"/>
    </style:style>
    <style:style style:name="ro23" style:family="table-row">
      <style:table-row-properties style:row-height="23.32mm" fo:break-before="auto" style:use-optimal-row-height="false"/>
    </style:style>
    <style:style style:name="ro24" style:family="table-row">
      <style:table-row-properties style:row-height="10.57mm" fo:break-before="auto" style:use-optimal-row-height="false"/>
    </style:style>
    <style:style style:name="ro25" style:family="table-row">
      <style:table-row-properties style:row-height="11.78mm" fo:break-before="auto" style:use-optimal-row-height="false"/>
    </style:style>
    <style:style style:name="ro26" style:family="table-row">
      <style:table-row-properties style:row-height="25.74mm" fo:break-before="auto" style:use-optimal-row-height="false"/>
    </style:style>
    <style:style style:name="ro27" style:family="table-row">
      <style:table-row-properties style:row-height="24.04mm" fo:break-before="auto" style:use-optimal-row-height="false"/>
    </style:style>
    <style:style style:name="ro28" style:family="table-row">
      <style:table-row-properties style:row-height="20.92mm" fo:break-before="auto" style:use-optimal-row-height="false"/>
    </style:style>
    <style:style style:name="ro29" style:family="table-row">
      <style:table-row-properties style:row-height="30.06mm" fo:break-before="auto" style:use-optimal-row-height="false"/>
    </style:style>
    <style:style style:name="ro30" style:family="table-row">
      <style:table-row-properties style:row-height="20.57mm" fo:break-before="auto" style:use-optimal-row-height="true"/>
    </style:style>
    <style:style style:name="ro31" style:family="table-row">
      <style:table-row-properties style:row-height="4.52mm" fo:break-before="auto" style:use-optimal-row-height="true"/>
    </style:style>
    <style:style style:name="ro32" style:family="table-row">
      <style:table-row-properties style:row-height="17.5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14" style:family="table-cell" style:parent-style-name="Default">
      <style:table-cell-properties style:vertical-align="middle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20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29" style:family="table-cell" style:parent-style-name="Default">
      <style:text-properties fo:color="#669900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3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4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T1" style:family="text">
      <style:text-properties style:font-name="宋体" style:font-name-asian="Noto Sans CJK SC Regular" style:font-name-complex="Noto Sans CJK SC Regular"/>
    </style:style>
    <style:style style:name="T2" style:family="text">
      <style:text-properties fo:color="#ff0000"/>
    </style:style>
    <style:style style:name="T3" style:family="text">
      <style:text-properties style:font-name="宋体" style:font-name-asian="Noto Sans CJK SC Regular" style:font-name-complex="Noto Sans CJK SC Regular"/>
    </style:style>
    <style:style style:name="T4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_1" table:style-name="ta1">
        <office:forms form:automatic-focus="false" form:apply-design-mode="false"/>
        <table:table-column table:style-name="co53" table:default-cell-style-name="Default"/>
        <table:table-column table:style-name="co54" table:default-cell-style-name="Default"/>
        <table:table-column table:style-name="co55" table:default-cell-style-name="ce23"/>
        <table:table-column table:style-name="co4" table:default-cell-style-name="Default"/>
        <table:table-column table:style-name="co55" table:default-cell-style-name="ce23"/>
        <table:table-column table:style-name="co56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7" table:default-cell-style-name="Default"/>
        <table:table-column table:style-name="co58" table:default-cell-style-name="Default"/>
        <table:table-row table:style-name="ro29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24"/>
          <table:covered-table-cell table:style-name="ce25"/>
          <table:covered-table-cell table:style-name="ce24"/>
          <table:covered-table-cell table:style-name="ce25"/>
          <table:covered-table-cell table:number-columns-repeated="3" table:style-name="ce24"/>
          <table:covered-table-cell table:number-columns-repeated="3"/>
        </table:table-row>
        <table:table-row table:style-name="ro2">
          <table:table-cell table:style-name="ce23"/>
          <table:table-cell table:style-name="ce25" office:value-type="string" calcext:value-type="string">
            <text:p>val_loss</text:p>
          </table:table-cell>
          <table:table-cell table:style-name="ce25" office:value-type="string" calcext:value-type="string">
            <text:p>val_rougeL</text:p>
          </table:table-cell>
          <table:table-cell table:style-name="ce25" office:value-type="string" calcext:value-type="string">
            <text:p>val_bleu</text:p>
          </table:table-cell>
          <table:table-cell table:style-name="ce25" office:value-type="string" calcext:value-type="string">
            <text:p>test_rougeL</text:p>
          </table:table-cell>
          <table:table-cell table:style-name="ce25" office:value-type="string" calcext:value-type="string">
            <text:p>test_bleu</text:p>
          </table:table-cell>
          <table:table-cell table:style-name="ce25" office:value-type="string" calcext:value-type="string">
            <text:p>test_time</text:p>
          </table:table-cell>
          <table:table-cell table:style-name="ce25" office:value-type="string" calcext:value-type="string">
            <text:p>epoch</text:p>
          </table:table-cell>
          <table:table-cell table:style-name="ce25" office:value-type="string" calcext:value-type="string">
            <text:p>steps</text:p>
          </table:table-cell>
          <table:table-cell table:style-name="ce25" office:value-type="string" calcext:value-type="string">
            <text:p>time</text:p>
          </table:table-cell>
          <table:table-cell table:style-name="ce25" office:value-type="string" calcext:value-type="string">
            <text:p>备注</text:p>
          </table:table-cell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26" office:value-type="float" office:value="1.6659" calcext:value-type="float">
            <text:p>1.6659</text:p>
          </table:table-cell>
          <table:table-cell table:style-name="ce27" office:value-type="float" office:value="0.8608" calcext:value-type="float">
            <text:p>0.8608</text:p>
          </table:table-cell>
          <table:table-cell table:style-name="ce26" office:value-type="float" office:value="0.6512" calcext:value-type="float">
            <text:p>0.6512</text:p>
          </table:table-cell>
          <table:table-cell table:style-name="ce27"/>
          <table:table-cell table:style-name="ce26" table:number-columns-repeated="2"/>
          <table:table-cell table:style-name="ce26" office:value-type="float" office:value="9" calcext:value-type="float">
            <text:p>9</text:p>
          </table:table-cell>
          <table:table-cell table:style-name="ce26" office:value-type="float" office:value="24700" calcext:value-type="float">
            <text:p>24700</text:p>
          </table:table-cell>
          <table:table-cell table:style-name="ce26" office:value-type="string" calcext:value-type="string">
            <text:p>31607(8.8h)</text:p>
          </table:table-cell>
          <table:table-cell table:style-name="ce29" office:value-type="string" calcext:value-type="string">
            <text:p>收敛了</text:p>
          </table:table-cell>
        </table:table-row>
        <table:table-row table:style-name="ro2" table:number-rows-repeated="2">
          <table: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 table:number-columns-repeated="5"/>
          <table:table-cell table:style-name="ce29"/>
        </table:table-row>
        <table:table-row table:style-name="ro2">
          <table:table-cell office:value-type="string" calcext:value-type="string">
            <text:p>r_net_1</text:p>
          </table:table-cell>
          <table:table-cell table:style-name="ce26" office:value-type="float" office:value="1.6313" calcext:value-type="float">
            <text:p>1.6313</text:p>
          </table:table-cell>
          <table:table-cell table:style-name="ce27" office:value-type="float" office:value="0.8675" calcext:value-type="float">
            <text:p>0.8675</text:p>
          </table:table-cell>
          <table:table-cell table:style-name="ce26" office:value-type="float" office:value="0.7252" calcext:value-type="float">
            <text:p>0.7252</text:p>
          </table:table-cell>
          <table:table-cell table:style-name="ce27"/>
          <table:table-cell table:style-name="ce26" table:number-columns-repeated="2"/>
          <table:table-cell table:style-name="ce26" office:value-type="float" office:value="9" calcext:value-type="float">
            <text:p>9</text:p>
          </table:table-cell>
          <table:table-cell table:style-name="ce26" office:value-type="float" office:value="23250" calcext:value-type="float">
            <text:p>23250</text:p>
          </table:table-cell>
          <table:table-cell table:style-name="ce26" office:value-type="string" calcext:value-type="string">
            <text:p>55314(15.4h)</text:p>
          </table:table-cell>
          <table:table-cell table:style-name="ce29" office:value-type="string" calcext:value-type="string">
            <text:p>应该还可以训练</text:p>
          </table:table-cell>
        </table:table-row>
        <table:table-row table:style-name="ro30">
          <table:table-cell office:value-type="string" calcext:value-type="string">
            <text:p>r_net_2</text:p>
          </table:table-cell>
          <table:table-cell table:style-name="ce26" office:value-type="float" office:value="1.4362" calcext:value-type="float">
            <text:p>1.4362</text:p>
          </table:table-cell>
          <table:table-cell table:style-name="ce27" office:value-type="float" office:value="0.878" calcext:value-type="float">
            <text:p>0.878</text:p>
          </table:table-cell>
          <table:table-cell table:style-name="ce26" office:value-type="float" office:value="0.7415" calcext:value-type="float">
            <text:p>0.7415</text:p>
          </table:table-cell>
          <table:table-cell table:style-name="ce27" office:value-type="float" office:value="0.8963" calcext:value-type="float">
            <text:p>0.8963</text:p>
          </table:table-cell>
          <table:table-cell table:style-name="ce26" office:value-type="float" office:value="0.7945" calcext:value-type="float">
            <text:p>0.7945</text:p>
          </table:table-cell>
          <table:table-cell table:style-name="ce26" office:value-type="float" office:value="1435" calcext:value-type="float">
            <text:p>1435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37100" calcext:value-type="float">
            <text:p>37100</text:p>
          </table:table-cell>
          <table:table-cell table:style-name="ce26" office:value-type="string" calcext:value-type="string">
            <text:p>87658(24.3h)</text:p>
          </table:table-cell>
          <table:table-cell table:style-name="ce29"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</table:table-row>
        <table:table-row table:style-name="ro2" table:number-rows-repeated="3">
          <table:table-cell/>
          <table:table-cell table:style-name="ce24"/>
          <table:table-cell table:style-name="ce25"/>
          <table:table-cell table:style-name="ce24"/>
          <table:table-cell table:style-name="ce25"/>
          <table:table-cell table:style-name="ce24" table:number-columns-repeated="5"/>
          <table:table-cell/>
        </table:table-row>
        <table:table-row table:style-name="ro2">
          <table:table-cell office:value-type="string" calcext:value-type="string">
            <text:p>bi_daf_1</text:p>
          </table:table-cell>
          <table:table-cell table:style-name="ce24" office:value-type="float" office:value="1.174" calcext:value-type="float">
            <text:p>1.174</text:p>
          </table:table-cell>
          <table:table-cell table:style-name="ce24" office:value-type="float" office:value="0.8924" calcext:value-type="float">
            <text:p>0.8924</text:p>
          </table:table-cell>
          <table:table-cell table:style-name="ce24" office:value-type="float" office:value="0.7614" calcext:value-type="float">
            <text:p>0.7614</text:p>
          </table:table-cell>
          <table:table-cell table:style-name="ce24" table:number-columns-repeated="3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8000" calcext:value-type="float">
            <text:p>28000</text:p>
          </table:table-cell>
          <table:table-cell table:style-name="ce24" office:value-type="string" calcext:value-type="string">
            <text:p>9473(2.6h)</text:p>
          </table:table-cell>
          <table:table-cell/>
        </table:table-row>
        <table:table-row table:style-name="ro2">
          <table:table-cell office:value-type="string" calcext:value-type="string">
            <text:p>bi_daf_2</text:p>
          </table:table-cell>
          <table:table-cell table:style-name="ce24" table:number-columns-repeated="9"/>
          <table:table-cell/>
        </table:table-row>
        <table:table-row table:style-name="ro2">
          <table:table-cell/>
          <table:table-cell table:style-name="ce24" table:number-columns-repeated="9"/>
          <table:table-cell/>
        </table:table-row>
        <table:table-row table:style-name="ro2">
          <table:table-cell/>
          <table:table-cell table:style-name="ce24"/>
          <table:table-cell table:style-name="ce28"/>
          <table:table-cell table:style-name="ce24"/>
          <table:table-cell table:style-name="ce25"/>
          <table:table-cell table:style-name="ce24" table:number-columns-repeated="5"/>
          <table:table-cell/>
        </table:table-row>
        <table:table-row table:style-name="ro2" table:number-rows-repeated="3">
          <table:table-cell/>
          <table:table-cell table:style-name="ce24"/>
          <table:table-cell table:style-name="ce25"/>
          <table:table-cell table:style-name="ce24"/>
          <table:table-cell table:style-name="ce25"/>
          <table:table-cell table:style-name="ce24" table:number-columns-repeated="5"/>
          <table:table-cell/>
        </table:table-row>
        <table:table-row table:style-name="ro2">
          <table:table-cell/>
          <table:table-cell table:style-name="ce24" table:number-columns-repeated="2"/>
          <table:table-cell table:style-name="ce28"/>
          <table:table-cell table:style-name="ce24"/>
          <table:table-cell table:style-name="ce25"/>
          <table:table-cell table:style-name="ce24" table:number-columns-repeated="5"/>
        </table:table-row>
        <table:table-row table:style-name="ro2">
          <table:table-cell/>
          <table:table-cell table:style-name="ce24" table:number-columns-repeated="9"/>
          <table:table-cell/>
        </table:table-row>
        <table:table-row table:style-name="ro2" table:number-rows-repeated="11">
          <table:table-cell/>
          <table:table-cell table:style-name="ce24"/>
          <table:table-cell table:style-name="ce25"/>
          <table:table-cell table:style-name="ce24"/>
          <table:table-cell table:style-name="ce25"/>
          <table:table-cell table:style-name="ce24" table:number-columns-repeated="5"/>
          <table:table-cell/>
        </table:table-row>
        <table:table-row table:style-name="ro2" table:number-rows-repeated="3">
          <table:table-cell table:number-columns-repeated="11"/>
        </table:table-row>
        <table:table-row table:style-name="ro2" table:number-rows-repeated="2">
          <table:table-cell table:number-columns-repeated="3"/>
          <table:table-cell table:style-name="ce24"/>
          <table:table-cell table:number-columns-repeated="7"/>
        </table:table-row>
        <table:table-row table:style-name="ro2" table:number-rows-repeated="1048540">
          <table:table-cell table:number-columns-repeated="11"/>
        </table:table-row>
        <table:table-row table:style-name="ro31">
          <table:table-cell table:number-columns-repeated="11"/>
        </table:table-row>
      </table:table>
      <table:table table:name="集成结果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4">
          <table:table-cell office:value-type="string" calcext:value-type="string" table:number-columns-spanned="8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2"/>
          <table:covered-table-cell table:style-name="ce3"/>
          <table:covered-table-cell table:style-name="ce2"/>
          <table:covered-table-cell table:number-columns-repeated="3"/>
        </table:table-row>
        <table:table-row table:style-name="ro2">
          <table:table-cell table:style-name="ce1"/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val_bleu</text:p>
          </table:table-cell>
          <table:table-cell table:style-name="ce3" office:value-type="string" calcext:value-type="string">
            <text:p>test_rougeL</text:p>
          </table:table-cell>
          <table:table-cell table:style-name="ce3" office:value-type="string" calcext:value-type="string">
            <text:p>test_bleu</text:p>
          </table:table-cell>
          <table:table-cell table:style-name="ce3" office:value-type="string" calcext:value-type="string">
            <text:p>val_time</text:p>
          </table:table-cell>
          <table:table-cell table:style-name="ce3" office:value-type="string" calcext:value-type="string">
            <text:p>test_time</text:p>
          </table:table-cell>
          <table:table-cell table:style-name="ce3" office:value-type="string" calcext:value-type="string">
            <text:p>备注</text:p>
          </table:table-cell>
        </table:table-row>
        <table:table-row table:style-name="ro5">
          <table:table-cell office:value-type="string" calcext:value-type="string">
            <text:p>bi_daf_1 + </text:p>
            <text:p>bi_daf_2</text:p>
          </table:table-cell>
          <table:table-cell table:style-name="ce6" office:value-type="float" office:value="0.8805" calcext:value-type="float">
            <text:p>0.8805</text:p>
          </table:table-cell>
          <table:table-cell table:style-name="ce2" office:value-type="float" office:value="0.7219" calcext:value-type="float">
            <text:p>0.7219</text:p>
          </table:table-cell>
          <table:table-cell table:style-name="ce8" office:value-type="float" office:value="0.8999" calcext:value-type="float">
            <text:p>0.8999</text:p>
          </table:table-cell>
          <table:table-cell table:style-name="ce2" office:value-type="float" office:value="0.7957" calcext:value-type="float">
            <text:p>0.795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5" calcext:value-type="float">
            <text:p>155</text:p>
          </table:table-cell>
          <table:table-cell/>
        </table:table-row>
        <table:table-row table:style-name="ro6">
          <table:table-cell office:value-type="string" calcext:value-type="string">
            <text:p><text:span text:style-name="T1">bi_daf_1 + </text:span></text:p>
            <text:p><text:span text:style-name="T1">bi_daf_2 +</text:span></text:p>
            <text:p><text:span text:style-name="T1">r_net_3_1</text:span></text:p>
          </table:table-cell>
          <table:table-cell table:style-name="ce6" office:value-type="float" office:value="0.8876" calcext:value-type="float">
            <text:p>0.8876</text:p>
          </table:table-cell>
          <table:table-cell table:style-name="ce2" office:value-type="float" office:value="0.7348" calcext:value-type="float">
            <text:p>0.7348</text:p>
          </table:table-cell>
          <table:table-cell table:style-name="ce3"/>
          <table:table-cell table:style-name="ce2" table:number-columns-repeated="3"/>
          <table:table-cell/>
        </table:table-row>
        <table:table-row table:style-name="ro2" table:number-rows-repeated="3">
          <table:table-cell/>
          <table:table-cell table:style-name="ce6"/>
          <table:table-cell table:style-name="ce2"/>
          <table:table-cell table:style-name="ce3"/>
          <table:table-cell table:style-name="ce2" table:number-columns-repeated="3"/>
          <table:table-cell/>
        </table:table-row>
        <table:table-row table:style-name="ro2">
          <table:table-cell/>
          <table:table-cell table:style-name="ce6"/>
          <table:table-cell table:style-name="ce2"/>
          <table:table-cell table:style-name="ce8"/>
          <table:table-cell table:style-name="ce2" table:number-columns-repeated="3"/>
          <table:table-cell/>
        </table:table-row>
        <table:table-row table:style-name="ro2"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2" table:number-rows-repeated="2">
          <table:table-cell/>
          <table:table-cell table:style-name="ce3"/>
          <table:table-cell table:style-name="ce2"/>
          <table:table-cell table:style-name="ce3"/>
          <table:table-cell table:style-name="ce2" table:number-columns-repeated="3"/>
          <table:table-cell/>
        </table:table-row>
        <table:table-row table:style-name="ro2">
          <table:table-cell/>
          <table:table-cell table:style-name="ce6"/>
          <table:table-cell table:style-name="ce2"/>
          <table:table-cell table:style-name="ce3"/>
          <table:table-cell table:style-name="ce2" table:number-columns-repeated="3"/>
          <table:table-cell/>
        </table:table-row>
        <table:table-row table:style-name="ro2">
          <table:table-cell/>
          <table:table-cell table:style-name="ce6"/>
          <table:table-cell table:style-name="ce2"/>
          <table:table-cell table:style-name="ce1"/>
          <table:table-cell table:style-name="ce2" table:number-columns-repeated="3"/>
          <table:table-cell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模型构造" table:style-name="ta1">
        <office:forms form:automatic-focus="false" form:apply-design-mode="false"/>
        <table:table-column table:style-name="co59" table:default-cell-style-name="Default"/>
        <table:table-column table:style-name="co19" table:default-cell-style-name="Default"/>
        <table:table-column table:style-name="co7" table:default-cell-style-name="Default"/>
        <table:table-column table:style-name="co60" table:default-cell-style-name="Default"/>
        <table:table-column table:style-name="co6" table:number-columns-repeated="2" table:default-cell-style-name="Default"/>
        <table:table-column table:style-name="co59" table:default-cell-style-name="Default"/>
        <table:table-column table:style-name="co13" table:default-cell-style-name="Default"/>
        <table:table-column table:style-name="co6" table:default-cell-style-name="Default"/>
        <table:table-column table:style-name="co61" table:default-cell-style-name="Default"/>
        <table:table-row table:style-name="ro32">
          <table:table-cell table:style-name="ce31" office:value-type="string" calcext:value-type="string" table:number-columns-spanned="10" table:number-rows-spanned="1">
            <text:p>模型构造</text:p>
          </table:table-cell>
          <table:covered-table-cell table:number-columns-repeated="9"/>
        </table:table-row>
        <table:table-row table:style-name="ro2">
          <table:table-cell table:style-name="ce24"/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w2i_size</text:p>
          </table:table-cell>
          <table:table-cell table:style-name="ce25" office:value-type="string" calcext:value-type="string">
            <text:p>embedding_type</text:p>
          </table:table-cell>
          <table:table-cell table:style-name="ce25" office:value-type="string" calcext:value-type="string">
            <text:p>is_bn</text:p>
          </table:table-cell>
          <table:table-cell table:style-name="ce25" office:value-type="string" calcext:value-type="string">
            <text:p>mode</text:p>
          </table:table-cell>
          <table:table-cell table:style-name="ce25" office:value-type="string" calcext:value-type="string">
            <text:p>hidden_size</text:p>
          </table:table-cell>
          <table:table-cell table:style-name="ce25" office:value-type="string" calcext:value-type="string">
            <text:p>enc_layer_num</text:p>
          </table:table-cell>
          <table:table-cell table:style-name="ce25" office:value-type="string" calcext:value-type="string">
            <text:p>dropout</text:p>
          </table:table-cell>
          <table:table-cell table:style-name="ce25" office:value-type="string" calcext:value-type="string">
            <text:p>param_num</text:p>
          </table:table-cell>
        </table:table-row>
        <table:table-row table:style-name="ro2">
          <table:table-cell table:style-name="ce25" office:value-type="string" calcext:value-type="string">
            <text:p>R-net</text:p>
          </table:table-cell>
          <table:table-cell table:style-name="ce24" table:number-columns-repeated="9"/>
        </table:table-row>
        <table:table-row table:style-name="ro2">
          <table:table-cell table:style-name="ce24"/>
          <table:table-cell table:style-name="ce24" office:value-type="string" calcext:value-type="string">
            <text:p>r_net_1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string" calcext:value-type="string">
            <text:p>standard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gru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string" calcext:value-type="string">
            <text:p>97w</text:p>
          </table:table-cell>
        </table:table-row>
        <table:table-row table:style-name="ro2">
          <table:table-cell table:style-name="ce24"/>
          <table:table-cell table:style-name="ce24" office:value-type="string" calcext:value-type="string">
            <text:p>r_net_2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string" calcext:value-type="string">
            <text:p>standard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gru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string" calcext:value-type="string">
            <text:p>121w</text:p>
          </table:table-cell>
        </table:table-row>
        <table:table-row table:style-name="ro2">
          <table:table-cell table:style-name="ce24" table:number-columns-repeated="4"/>
          <table:table-cell table:style-name="ce32"/>
          <table:table-cell table:style-name="ce24" table:number-columns-repeated="5"/>
        </table:table-row>
        <table:table-row table:style-name="ro2">
          <table:table-cell table:style-name="ce24" table:number-columns-repeated="10"/>
        </table:table-row>
        <table:table-row table:style-name="ro2">
          <table:table-cell table:style-name="ce25" office:value-type="string" calcext:value-type="string">
            <text:p>Match-lstm</text:p>
          </table:table-cell>
          <table:table-cell table:style-name="ce24" table:number-columns-repeated="9"/>
        </table:table-row>
        <table:table-row table:style-name="ro2">
          <table:table-cell table:style-name="ce24"/>
          <table:table-cell table:style-name="ce24" office:value-type="string" calcext:value-type="string">
            <text:p>match_lstm_1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string" calcext:value-type="string">
            <text:p>standard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lstm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string" calcext:value-type="string">
            <text:p>211w</text:p>
          </table:table-cell>
        </table:table-row>
        <table:table-row table:style-name="ro2" table:number-rows-repeated="2">
          <table:table-cell table:style-name="ce24" table:number-columns-repeated="10"/>
        </table:table-row>
        <table:table-row table:style-name="ro2">
          <table:table-cell table:style-name="ce25" office:value-type="string" calcext:value-type="string">
            <text:p>Bi-daf</text:p>
          </table:table-cell>
          <table:table-cell table:style-name="ce24" table:number-columns-repeated="9"/>
        </table:table-row>
        <table:table-row table:style-name="ro2">
          <table:table-cell table:style-name="ce24"/>
          <table:table-cell table:style-name="ce24" office:value-type="string" calcext:value-type="string">
            <text:p>bi_daf_1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string" calcext:value-type="string">
            <text:p>standard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lstm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2" calcext:value-type="float">
            <text:p>0.2</text:p>
          </table:table-cell>
          <table:table-cell table:style-name="ce24"/>
        </table:table-row>
        <table:table-row table:style-name="ro2">
          <table:table-cell table:style-name="ce24"/>
          <table:table-cell table:style-name="ce24" office:value-type="string" calcext:value-type="string">
            <text:p>bi_daf_2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string" calcext:value-type="string">
            <text:p>standard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lstm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string" calcext:value-type="string">
            <text:p>237w</text:p>
          </table:table-cell>
        </table:table-row>
        <table:table-row table:style-name="ro2" table:number-rows-repeated="118">
          <table:table-cell table:style-name="ce24" table:number-columns-repeated="10"/>
        </table:table-row>
        <table:table-row table:style-name="ro2" table:number-rows-repeated="104844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数据构造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ce12"/>
        <table:table-column table:style-name="co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row table:style-name="ro8">
          <table:table-cell office:value-type="string" calcext:value-type="string" table:number-columns-spanned="8" table:number-rows-spanned="1">
            <text:p>数据概况:</text:p>
            <text:p>1. 0.22的答案可以在title中找到</text:p>
            <text:p>2. 0.98的答案可以在title/content中找到</text:p>
            <text:p>3. 词表长度17w+</text:p>
            <text:p>4. content最短为34， 最长为45182</text:p>
          </table:table-cell>
          <table:covered-table-cell/>
          <table:covered-table-cell table:style-name="Default"/>
          <table:covered-table-cell table:number-columns-repeated="5"/>
        </table:table-row>
        <table:table-row table:style-name="ro9">
          <table:table-cell table:style-name="ce11"/>
          <table:table-cell table:style-name="ce11" office:value-type="string" calcext:value-type="string">
            <text:p>split_len</text:p>
          </table:table-cell>
          <table:table-cell table:style-name="ce3" office:value-type="string" calcext:value-type="string">
            <text:p>accuracy</text:p>
          </table:table-cell>
          <table:table-cell table:style-name="ce11" office:value-type="string" calcext:value-type="string">
            <text:p>min_len</text:p>
          </table:table-cell>
          <table:table-cell table:style-name="ce11" office:value-type="string" calcext:value-type="string">
            <text:p>median_len</text:p>
          </table:table-cell>
          <table:table-cell table:style-name="ce11" office:value-type="string" calcext:value-type="string">
            <text:p>answer_acc</text:p>
          </table:table-cell>
          <table:table-cell table:style-name="ce11" office:value-type="string" calcext:value-type="string">
            <text:p>useful_data</text:p>
          </table:table-cell>
          <table:table-cell table:style-name="ce3" office:value-type="string" calcext:value-type="string">
            <text:p>time</text:p>
          </table:table-cell>
        </table:table-row>
        <table:table-row table:style-name="ro10">
          <table:table-cell table:style-name="ce12" office:value-type="string" calcext:value-type="string">
            <text:p>merge_300</text:p>
          </table:table-cell>
          <table:table-cell table:style-name="ce12" office:value-type="float" office:value="300" calcext:value-type="float">
            <text:p>300</text:p>
          </table:table-cell>
          <table:table-cell office:value-type="string" calcext:value-type="string">
            <text:p>0.966(98.57%)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float" office:value="176" calcext:value-type="float">
            <text:p>176</text:p>
          </table:table-cell>
          <table:table-cell table:style-name="ce13" office:value-type="float" office:value="0.9603" calcext:value-type="float">
            <text:p>0.9603</text:p>
          </table:table-cell>
          <table:table-cell table:style-name="ce12" office:value-type="float" office:value="0.9278" calcext:value-type="float">
            <text:p>0.9278</text:p>
          </table:table-cell>
          <table:table-cell office:value-type="float" office:value="1034" calcext:value-type="float">
            <text:p>1034</text:p>
          </table:table-cell>
        </table:table-row>
        <table:table-row table:style-name="ro2">
          <table:table-cell table:style-name="ce12" table:number-columns-repeated="2"/>
          <table:table-cell/>
          <table:table-cell table:style-name="ce12" table:number-columns-repeated="2"/>
          <table:table-cell table:style-name="ce13"/>
          <table:table-cell table:style-name="ce12"/>
          <table:table-cell/>
        </table:table-row>
        <table:table-row table:style-name="ro2">
          <table:table-cell table:style-name="ce12" table:number-columns-repeated="2"/>
          <table:table-cell/>
          <table:table-cell table:style-name="ce12" table:number-columns-repeated="4"/>
          <table:table-cell/>
        </table:table-row>
        <table:table-row table:style-name="ro2">
          <table:table-cell table:style-name="ce2" table:number-columns-repeated="2"/>
          <table:table-cell/>
          <table:table-cell table:style-name="ce2" table:number-columns-repeated="4"/>
          <table:table-cell/>
        </table:table-row>
        <table:table-row table:style-name="ro2">
          <table:table-cell table:style-name="ce2" table:number-columns-repeated="7"/>
          <table:table-cell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</table:table>
      <table:table table:name="数据分析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Default"/>
        <table:table-column table:style-name="co6" table:number-columns-repeated="1018" table:default-cell-style-name="Default"/>
        <table:table-row table:style-name="ro12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</table:table-cell>
          <table:covered-table-cell table:number-columns-repeated="6"/>
          <table:table-cell table:number-columns-repeated="1017"/>
        </table:table-row>
        <table:table-row table:style-name="ro13">
          <table:table-cell table:style-name="ce14"/>
          <table:table-cell table:style-name="ce16" office:value-type="string" calcext:value-type="string">
            <text:p>切割方式</text:p>
          </table:table-cell>
          <table:table-cell table:style-name="ce11" office:value-type="string" calcext:value-type="string">
            <text:p>accuracy</text:p>
          </table:table-cell>
          <table:table-cell table:style-name="ce11" office:value-type="string" calcext:value-type="string">
            <text:p>中位数</text:p>
          </table:table-cell>
          <table:table-cell table:style-name="ce11" office:value-type="string" calcext:value-type="string">
            <text:p>δ</text:p>
          </table:table-cell>
          <table:table-cell table:style-name="ce11" office:value-type="string" calcext:value-type="string">
            <text:p>δ_ranking</text:p>
          </table:table-cell>
          <table:table-cell table:style-name="ce11" office:value-type="string" calcext:value-type="string">
            <text:p>flag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3">
          <table:table-cell table:style-name="ce14"/>
          <table:table-cell table:style-name="ce17" office:value-type="string" calcext:value-type="string">
            <text:p>baseline：标题+核心句</text:p>
          </table:table-cell>
          <table:table-cell table:style-name="ce12" office:value-type="float" office:value="0.9042" calcext:value-type="float">
            <text:p>0.9042</text:p>
          </table:table-cell>
          <table:table-cell table:style-name="ce12" office:value-type="float" office:value="47" calcext:value-type="float">
            <text:p>47</text:p>
          </table:table-cell>
          <table:table-cell table:style-name="ce12" table:number-columns-repeated="6"/>
          <table:table-cell table:style-name="ce14" table:number-columns-repeated="1014"/>
        </table:table-row>
        <table:table-row table:style-name="ro13">
          <table:table-cell table:style-name="ce14"/>
          <table:table-cell table:style-name="ce17" office:value-type="string" calcext:value-type="string">
            <text:p>标题+<text:span text:style-name="T2">所有</text:span>核心句</text:p>
          </table:table-cell>
          <table:table-cell table:style-name="ce12" office:value-type="float" office:value="0.9152" calcext:value-type="float">
            <text:p>0.9152</text:p>
          </table:table-cell>
          <table:table-cell table:style-name="ce12" office:value-type="float" office:value="49" calcext:value-type="float">
            <text:p>49</text:p>
          </table:table-cell>
          <table:table-cell table:style-name="ce2" office:value-type="float" office:value="0.011" calcext:value-type="float">
            <text:p>0.011</text:p>
          </table:table-cell>
          <table:table-cell table:style-name="ce19" office:value-type="string" calcext:value-type="string">
            <text:p>1（修正）</text:p>
          </table:table-cell>
          <table:table-cell table:style-name="ce12" office:value-type="float" office:value="-1" calcext:value-type="float">
            <text:p>-1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3">
          <table:table-cell table:style-name="ce14"/>
          <table:table-cell table:style-name="ce17" office:value-type="string" calcext:value-type="string">
            <text:p>标题+所有核心句+<text:span text:style-name="T2">最后一句</text:span></text:p>
          </table:table-cell>
          <table:table-cell table:style-name="ce12" office:value-type="float" office:value="0.9224" calcext:value-type="float">
            <text:p>0.9224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0.0072" calcext:value-type="float">
            <text:p>0.007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-3" calcext:value-type="float">
            <text:p>-3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3">
          <table:table-cell table:style-name="ce14"/>
          <table:table-cell table:style-name="ce17" office:value-type="string" calcext:value-type="string">
            <text:p>标题+所有核心句+最后一句+<text:span text:style-name="T2">第一句</text:span></text:p>
          </table:table-cell>
          <table:table-cell table:style-name="ce12" office:value-type="float" office:value="0.9288" calcext:value-type="float">
            <text:p>0.9288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0.0064" calcext:value-type="float">
            <text:p>0.006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-4" calcext:value-type="float">
            <text:p>-4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4">
          <table:table-cell table:style-name="ce14"/>
          <table:table-cell table:style-name="ce18" office:value-type="string" calcext:value-type="string">
            <text:p>标题+所有核心句+最后一句+第一句 + </text:p>
            <text:p><text:span text:style-name="T2">所有核心句上一句</text:span></text:p>
          </table:table-cell>
          <table:table-cell table:style-name="ce12" office:value-type="float" office:value="0.9328" calcext:value-type="float">
            <text:p>0.9328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0.004" calcext:value-type="float">
            <text:p>0.00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-7" calcext:value-type="float">
            <text:p>-7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5">
          <table:table-cell table:style-name="ce14"/>
          <table:table-cell table:style-name="ce18" office:value-type="string" calcext:value-type="string">
            <text:p>标题+所有核心句+最后一句+第一句 + </text:p>
            <text:p>所有核心句上一句 + <text:span text:style-name="T2">所有核心句下一句</text:span></text:p>
          </table:table-cell>
          <table:table-cell table:style-name="ce12" office:value-type="float" office:value="0.959" calcext:value-type="float">
            <text:p>0.959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0.0262" calcext:value-type="float">
            <text:p>0.026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-2" calcext:value-type="float">
            <text:p>-2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6">
          <table:table-cell table:style-name="ce14"/>
          <table:table-cell table:style-name="ce18" office:value-type="string" calcext:value-type="string">
            <text:p>标题+所有核心句+最后一句+第一句 + </text:p>
            <text:p>所有核心句上一句 + 所有核心句下一句 + <text:span text:style-name="T2">蕴含句（上一句+下一句）</text:span></text:p>
          </table:table-cell>
          <table:table-cell table:style-name="ce12" office:value-type="float" office:value="0.9642" calcext:value-type="float">
            <text:p>0.9642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0.0052" calcext:value-type="float">
            <text:p>0.005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-5" calcext:value-type="float">
            <text:p>-5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7">
          <table:table-cell table:style-name="ce14"/>
          <table:table-cell table:style-name="ce18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2">所有核心句下下句</text:span></text:p>
          </table:table-cell>
          <table:table-cell table:style-name="ce12" office:value-type="float" office:value="0.9686" calcext:value-type="float">
            <text:p>0.9686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0.0044" calcext:value-type="float">
            <text:p>0.004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-6" calcext:value-type="float">
            <text:p>-6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8">
          <table:table-cell table:style-name="ce14"/>
          <table:table-cell table:style-name="ce18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2">所有核心句上上句</text:span></text:p>
          </table:table-cell>
          <table:table-cell table:style-name="ce12" office:value-type="float" office:value="0.9696" calcext:value-type="float">
            <text:p>0.9696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-9" calcext:value-type="float">
            <text:p>-9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9">
          <table:table-cell/>
          <table:table-cell table:style-name="ce18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2">所有核心句下下下句</text:span></text:p>
          </table:table-cell>
          <table:table-cell table:style-name="ce2" office:value-type="float" office:value="0.972" calcext:value-type="float">
            <text:p>0.972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0.0024" calcext:value-type="float">
            <text:p>0.00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-8" calcext:value-type="float">
            <text:p>-8</text:p>
          </table:table-cell>
          <table:table-cell table:style-name="ce2" table:number-columns-repeated="3"/>
          <table:table-cell table:number-columns-repeated="1014"/>
        </table:table-row>
        <table:table-row table:style-name="ro2" table:number-rows-repeated="28">
          <table:table-cell table:number-columns-repeated="2"/>
          <table:table-cell table:style-name="ce2" table:number-columns-repeated="8"/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2_result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ce2"/>
        <table:table-column table:style-name="co35" table:default-cell-style-name="ce21"/>
        <table:table-column table:style-name="co4" table:default-cell-style-name="ce2"/>
        <table:table-column table:style-name="co36" table:default-cell-style-name="ce2"/>
        <table:table-column table:style-name="co19" table:default-cell-style-name="ce2"/>
        <table:table-column table:style-name="co37" table:default-cell-style-name="ce2"/>
        <table:table-column table:style-name="co38" table:default-cell-style-name="Default"/>
        <table:table-row table:style-name="ro20">
          <table:table-cell table:style-name="ce20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1">
          <table:covered-table-cell/>
          <table:covered-table-cell table:number-columns-repeated="6" table:style-name="Default"/>
          <table:covered-table-cell/>
        </table:table-row>
        <table:table-row table:style-name="ro2">
          <table:table-cell table:style-name="ce1"/>
          <table:table-cell table:style-name="ce3" office:value-type="string" calcext:value-type="string">
            <text:p>val_loss</text:p>
          </table:table-cell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test_rougeL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2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2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2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column table:style-name="co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1012" table:default-cell-style-name="Default"/>
        <table:table-row table:style-name="ro23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2"/>
          <table:covered-table-cell table:style-name="ce3"/>
          <table:covered-table-cell table:number-columns-repeated="4" table:style-name="ce2"/>
          <table:covered-table-cell table:number-columns-repeated="3"/>
          <table:table-cell table:number-columns-repeated="1014"/>
        </table:table-row>
        <table:table-row table:style-name="ro24">
          <table:table-cell table:style-name="ce1"/>
          <table:table-cell table:style-name="ce3" office:value-type="string" calcext:value-type="string">
            <text:p>val_loss</text:p>
          </table:table-cell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test_rougeL</text:p>
          </table:table-cell>
          <table:table-cell table:style-name="ce3" office:value-type="string" calcext:value-type="string">
            <text:p>val_bleu</text:p>
          </table:table-cell>
          <table:table-cell table:style-name="ce3" office:value-type="string" calcext:value-type="string">
            <text:p>test_bleu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备注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2" office:value-type="float" office:value="1.6659" calcext:value-type="float">
            <text:p>1.6659</text:p>
          </table:table-cell>
          <table:table-cell table:style-name="ce21" office:value-type="float" office:value="0.85" calcext:value-type="float">
            <text:p>0.85</text:p>
          </table:table-cell>
          <table:table-cell table:style-name="ce2" office:value-type="float" office:value="0.8756" calcext:value-type="float">
            <text:p>0.8756</text:p>
          </table:table-cell>
          <table:table-cell table:style-name="ce2"/>
          <table:table-cell table:style-name="ce2" office:value-type="float" office:value="0.7478" calcext:value-type="float">
            <text:p>0.747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4700" calcext:value-type="float">
            <text:p>24700</text:p>
          </table:table-cell>
          <table:table-cell table:style-name="ce2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2"/>
          <table:table-cell table:style-name="ce21"/>
          <table:table-cell table:style-name="ce2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r_net_1</text:p>
          </table:table-cell>
          <table:table-cell table:style-name="ce2" office:value-type="float" office:value="1.6313" calcext:value-type="float">
            <text:p>1.6313</text:p>
          </table:table-cell>
          <table:table-cell table:style-name="ce21" office:value-type="float" office:value="0.8671" calcext:value-type="float">
            <text:p>0.8671</text:p>
          </table:table-cell>
          <table:table-cell table:style-name="ce2" office:value-type="float" office:value="0.8696" calcext:value-type="float">
            <text:p>0.8696</text:p>
          </table:table-cell>
          <table:table-cell table:style-name="ce2"/>
          <table:table-cell table:style-name="ce2" office:value-type="float" office:value="0.7754" calcext:value-type="float">
            <text:p>0.775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3250" calcext:value-type="float">
            <text:p>23250</text:p>
          </table:table-cell>
          <table:table-cell table:style-name="ce2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2">
          <table:table-cell/>
          <table:table-cell table:style-name="ce2" table:number-columns-repeated="8"/>
          <table:table-cell table:number-columns-repeated="1015"/>
        </table:table-row>
        <table:table-row table:style-name="ro25">
          <table:table-cell office:value-type="string" calcext:value-type="string">
            <text:p>r_net_3</text:p>
          </table:table-cell>
          <table:table-cell table:style-name="ce2" office:value-type="float" office:value="1.4577" calcext:value-type="float">
            <text:p>1.4577</text:p>
          </table:table-cell>
          <table:table-cell table:style-name="ce22" office:value-type="float" office:value="0.8737" calcext:value-type="float">
            <text:p>0.8737</text:p>
          </table:table-cell>
          <table:table-cell table:style-name="ce2" office:value-type="float" office:value="0.8877" calcext:value-type="float">
            <text:p>0.8877</text:p>
          </table:table-cell>
          <table:table-cell table:style-name="ce2"/>
          <table:table-cell table:style-name="ce2" office:value-type="float" office:value="0.8031" calcext:value-type="float">
            <text:p>0.803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700" calcext:value-type="float">
            <text:p>32700</text:p>
          </table:table-cell>
          <table:table-cell table:style-name="ce2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26">
          <table:table-cell office:value-type="string" calcext:value-type="string">
            <text:p>r_net_3_1</text:p>
          </table:table-cell>
          <table:table-cell table:style-name="ce2" office:value-type="float" office:value="1.4362" calcext:value-type="float">
            <text:p>1.4362</text:p>
          </table:table-cell>
          <table:table-cell table:style-name="ce22" office:value-type="float" office:value="0.8734" calcext:value-type="float">
            <text:p>0.8734</text:p>
          </table:table-cell>
          <table:table-cell table:style-name="ce2" office:value-type="float" office:value="0.8923" calcext:value-type="float">
            <text:p>0.8923</text:p>
          </table:table-cell>
          <table:table-cell table:style-name="ce2"/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7100" calcext:value-type="float">
            <text:p>37100</text:p>
          </table:table-cell>
          <table:table-cell table:style-name="ce2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2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bi_daf_1</text:p>
          </table:table-cell>
          <table:table-cell table:style-name="ce2" office:value-type="float" office:value="1.4552" calcext:value-type="float">
            <text:p>1.4552</text:p>
          </table:table-cell>
          <table:table-cell table:style-name="ce22" office:value-type="float" office:value="0.8676" calcext:value-type="float">
            <text:p>0.8676</text:p>
          </table:table-cell>
          <table:table-cell table:style-name="ce2"/>
          <table:table-cell table:style-name="ce2" office:value-type="float" office:value="0.7444" calcext:value-type="float">
            <text:p>0.7444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800" calcext:value-type="float">
            <text:p>32800</text:p>
          </table:table-cell>
          <table:table-cell table:style-name="ce2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_daf_2</text:p>
          </table:table-cell>
          <table:table-cell table:style-name="ce2" office:value-type="float" office:value="1.4767" calcext:value-type="float">
            <text:p>1.4767</text:p>
          </table:table-cell>
          <table:table-cell table:style-name="ce22" office:value-type="float" office:value="0.8637" calcext:value-type="float">
            <text:p>0.8637</text:p>
          </table:table-cell>
          <table:table-cell table:style-name="ce2"/>
          <table:table-cell table:style-name="ce2" office:value-type="float" office:value="0.7171" calcext:value-type="float">
            <text:p>0.7171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4300" calcext:value-type="float">
            <text:p>24300</text:p>
          </table:table-cell>
          <table:table-cell table:style-name="ce2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/>
          <table:table-cell table:style-name="ce2" table:number-columns-repeated="8"/>
          <table:table-cell table:number-columns-repeated="1015"/>
        </table:table-row>
        <table:table-row table:style-name="ro27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2"/>
          <table:covered-table-cell/>
          <table:table-cell table:number-columns-repeated="1014"/>
        </table:table-row>
        <table:table-row table:style-name="ro2">
          <table:table-cell/>
          <table:table-cell table:style-name="ce2" table:number-columns-repeated="8"/>
          <table:table-cell table:number-columns-repeated="1015"/>
        </table:table-row>
        <table:table-row table:style-name="ro28">
          <table:table-cell/>
          <table:table-cell table:style-name="ce2" table:number-columns-repeated="8"/>
          <table:table-cell table:number-columns-repeated="1015"/>
        </table:table-row>
        <table:table-row table:style-name="ro2" table:number-rows-repeated="4">
          <table:table-cell/>
          <table:table-cell table:style-name="ce2"/>
          <table:table-cell table:style-name="ce22"/>
          <table:table-cell table:style-name="ce2" table:number-columns-repeated="6"/>
          <table:table-cell table:number-columns-repeated="1015"/>
        </table:table-row>
        <table:table-row table:style-name="ro2" table:number-rows-repeated="5">
          <table:table-cell/>
          <table:table-cell table:style-name="ce2" table:number-columns-repeated="8"/>
          <table:table-cell table:number-columns-repeated="1015"/>
        </table:table-row>
        <table:table-row table:style-name="ro2" table:number-rows-repeated="42">
          <table:table-cell/>
          <table:table-cell table:style-name="ce2" table:number-columns-repeated="6"/>
          <table:table-cell table:number-columns-repeated="1017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1">0000/00/00</text:date>, <text:time style:data-style-name="N2" text:time-value="20:46:57.39879254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8-21T20:48:56.373139646</dc:date>
    <meta:generator>LibreOffice/5.1.6.2$Linux_X86_64 LibreOffice_project/10m0$Build-2</meta:generator>
    <meta:editing-duration>PT22H41M49S</meta:editing-duration>
    <meta:editing-cycles>114</meta:editing-cycles>
    <meta:document-statistic meta:table-count="7" meta:cell-count="294" meta:object-count="0"/>
    <meta:user-defined meta:name="KSOProductBuildVer">2052-10.1.0.5672</meta:user-defined>
  </office:meta>
</office:document-meta>
</file>